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4181in" fo:margin-left="-0.075in" table:align="left" style:writing-mode="lr-tb"/>
    </style:style>
    <style:style style:name="Table1.A" style:family="table-column">
      <style:table-column-properties style:column-width="3.20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margin-top="0in" fo:margin-bottom="0in" fo:text-align="justify" style:justify-single-word="false"/>
    </style:style>
    <style:style style:name="P4" style:family="paragraph" style:parent-style-name="Standard">
      <style:paragraph-properties fo:margin-top="0in" fo:margin-bottom="0in" fo:text-align="justify" style:justify-single-word="false" fo:break-before="page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/>
    </style:style>
    <style:style style:name="P6" style:family="paragraph" style:parent-style-name="Standard">
      <style:paragraph-properties fo:margin-top="0in" fo:margin-bottom="0in" fo:text-align="justify" style:justify-single-word="false"/>
    </style:style>
    <style:style style:name="P7" style:family="paragraph" style:parent-style-name="Standard">
      <style:paragraph-properties fo:margin-left="0.5in" fo:margin-right="0in" fo:margin-top="0in" fo:margin-bottom="0in" fo:text-align="justify" style:justify-single-word="false" fo:text-indent="0in" style:auto-text-indent="fals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G2271 Real Time Operating Systems</text:p>
      <text:p text:style-name="P2">Lab 7 - Processes in Unix</text:p>
      <text:p text:style-name="P2">Answer Book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Member 1 Name:</text:p>
          </table:table-cell>
          <table:table-cell table:style-name="Table1.A1" office:value-type="string">
            <text:p text:style-name="P1">Member 1 Matric No: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Member 2 Name:</text:p>
          </table:table-cell>
          <table:table-cell table:style-name="Table1.A1" office:value-type="string">
            <text:p text:style-name="P1">Member 2 Matric No:</text:p>
            <text:p text:style-name="P1"/>
          </table:table-cell>
        </table:table-row>
      </table:table>
      <text:p text:style-name="P3"/>
      <text:p text:style-name="P3"><text:span text:style-name="T1">Question 1</text:span> (3 marks)</text:p>
      <text:p text:style-name="P3"/>
      <text:p text:style-name="P3">From my research on google, a "pid" is a unique identifier of a process.</text:p>
      <text:p text:style-name="P3"/>
      <text:p text:style-name="P3">It is useful because one can use it to identify a task</text:p>
      <text:p text:style-name="P3"/>
      <text:p text:style-name="P3">After doing a bit modification to the program, I can see that the parent's parent is the platform which calls the program - the bash. </text:p>
      <text:p text:style-name="P3"/>
      <text:p text:style-name="P3"><text:span text:style-name="T1">Question 2</text:span> (2 marks)</text:p>
      <text:p text:style-name="P3"/>
      <text:p text:style-name="P3">The values of k between parent and child are independent because a new process would have a set of new resources</text:p>
      <text:p text:style-name="P3"/>
      <text:p text:style-name="P3"><text:span text:style-name="T1">Question 3</text:span> (3 marks)</text:p>
      <text:p text:style-name="P3"/>
      <text:p text:style-name="P3">The output is mixed because the two process are running simultaneously; because that they sleep at different time, they would print alternatively</text:p>
      <text:p text:style-name="P3"/>
      <text:p text:style-name="P3">The child continues to produce output after the end of lab7a because it's a process in the terminal, and the process is not completed yet; the terminal resumed after the process of lab7a has completed running, but lab7a's child process would continue running.</text:p>
      <text:p text:style-name="P3"/>
      <text:p text:style-name="P3"><text:span text:style-name="T1">Question 4</text:span> (3 marks)</text:p>
      <text:p text:style-name="P3"/>
      <text:p text:style-name="P3">The changes I made were: add in the wait at the end of the main process's if branch:</text:p>
      <text:p text:style-name="P7">waitpid(pid,0,0);</text:p>
      <text:p text:style-name="P3"/>
      <text:p text:style-name="P3"><text:span text:style-name="T1">Question 5</text:span> (2 marks)</text:p>
      <text:p text:style-name="P3"/>
      <text:p text:style-name="P3">This is what I see on the screen: Parent sent message: Hello child! and 128</text:p>
      <text:p text:style-name="P3"/>
      <text:p text:style-name="P3"><text:soft-page-break/>My single statement description is: child process read what the parent process wrote and print it to the screen.</text:p>
      <text:p text:style-name="Standard"/>
      <text:p text:style-name="P4"/>
      <text:p text:style-name="P3"><text:span text:style-name="T1">Question 6</text:span> (2 marks)</text:p>
      <text:p text:style-name="P3"/>
      <text:p text:style-name="P3">The sizeof function returns the size of int, i.e., 4.</text:p>
      <text:p text:style-name="Standard"/>
      <text:p text:style-name="P3"><text:span text:style-name="T1">Question 7</text:span> (3 marks)</text:p>
      <text:p text:style-name="P3"/>
      <text:p text:style-name="P3">My completed code is attached below:</text:p>
      <text:p text:style-name="P3"/>
      <text:p text:style-name="P3"/>
      <text:p text:style-name="P3">#include &lt;stdio.h&gt;</text:p>
      <text:p text:style-name="P3">#include &lt;math.h&gt;</text:p>
      <text:p text:style-name="P3">#include &lt;time.h&gt;</text:p>
      <text:p text:style-name="P3">#include &lt;stdlib.h&gt;</text:p>
      <text:p text:style-name="P3"/>
      <text:p text:style-name="P3">#define NUMELTS 16384</text:p>
      <text:p text:style-name="P3"/>
      <text:p text:style-name="P3">int prime(int n){</text:p>
      <text:p text:style-name="P3"><text:s text:c="4"/>int ret=1, i;</text:p>
      <text:p text:style-name="P3"><text:s text:c="4"/>for(i=2;i&lt;=(int) sqrt(n) &amp;&amp; ret; i++) <text:s text:c="2"/>ret = n%i;</text:p>
      <text:p text:style-name="P3"><text:s text:c="4"/>return ret;</text:p>
      <text:p text:style-name="P3">}</text:p>
      <text:p text:style-name="P3"/>
      <text:p text:style-name="P3">int main(){</text:p>
      <text:p text:style-name="P3"><text:s text:c="4"/>int data[NUMELTS];</text:p>
      <text:p text:style-name="P3"/>
      <text:p text:style-name="P3"><text:s text:c="4"/>int i;</text:p>
      <text:p text:style-name="P3"><text:s text:c="4"/>int fd[2]; <text:s/>// used for task</text:p>
      <text:p text:style-name="P3"><text:s text:c="4"/>pid_t parent_pid = getpid(), child_pid;</text:p>
      <text:p text:style-name="P3"><text:s text:c="4"/>int count,res;</text:p>
      <text:p text:style-name="P3"/>
      <text:p text:style-name="P3"><text:s text:c="4"/>pipe(fd);</text:p>
      <text:p text:style-name="P3"/>
      <text:p text:style-name="P3"><text:s text:c="4"/>// Create the random number list</text:p>
      <text:p text:style-name="P3"><text:s text:c="4"/>// note that the two process are actually creating two set of random numbers;</text:p>
      <text:p text:style-name="P3"><text:s text:c="4"/>// but the two set of numbers are the same because they're using the same seed</text:p>
      <text:p text:style-name="P3"><text:s text:c="4"/>srand(time(NULL));</text:p>
      <text:p text:style-name="P3"/>
      <text:p text:style-name="P3"><text:s text:c="4"/>for(i=0;i&lt;NUMELTS;i++){</text:p>
      <text:p text:style-name="P3"><text:s text:c="8"/>data[i] = (int) ((double) rand() / (double) RAND_MAX *10000);</text:p>
      <text:p text:style-name="P3"><text:s text:c="4"/>}</text:p>
      <text:p text:style-name="P3"/>
      <text:p text:style-name="P3"><text:s text:c="4"/>count = 0;</text:p>
      <text:p text:style-name="P3"><text:s text:c="4"/>if(child_pid = fork()){</text:p>
      <text:p text:style-name="P3"><text:s text:c="8"/>for(i=0;i&lt;8192;i++){</text:p>
      <text:p text:style-name="P3"><text:soft-page-break/><text:s text:c="12"/>if(prime(i)){</text:p>
      <text:p text:style-name="P3"><text:s text:c="16"/>count++;</text:p>
      <text:p text:style-name="P3"><text:s text:c="12"/>}</text:p>
      <text:p text:style-name="P3"><text:s text:c="8"/>}</text:p>
      <text:p text:style-name="P3"><text:s text:c="8"/>//waitpid(child_pid);</text:p>
      <text:p text:style-name="P3"><text:s text:c="8"/>close(fd[1]);</text:p>
      <text:p text:style-name="P3"><text:s text:c="8"/>read(fd[0],&amp;res,sizeof(res));</text:p>
      <text:p text:style-name="P3"><text:s text:c="8"/>printf("Value got: %d\n",res);</text:p>
      <text:p text:style-name="P3"><text:s text:c="8"/>count += res;</text:p>
      <text:p text:style-name="P3"><text:s text:c="4"/>} else{</text:p>
      <text:p text:style-name="P3"><text:s text:c="8"/>// child sub task</text:p>
      <text:p text:style-name="P3"><text:s text:c="8"/>for(i=8192;i&lt;NUMELTS;i++){</text:p>
      <text:p text:style-name="P3"><text:s text:c="12"/>if(prime(i)){</text:p>
      <text:p text:style-name="P3"><text:s text:c="16"/>count++;</text:p>
      <text:p text:style-name="P3"><text:s text:c="12"/>}</text:p>
      <text:p text:style-name="P3"><text:s text:c="8"/>}</text:p>
      <text:p text:style-name="P3"><text:s text:c="8"/>// then write this to parent</text:p>
      <text:p text:style-name="P3"><text:s text:c="8"/>close(fd[0]);</text:p>
      <text:p text:style-name="P3"><text:s text:c="8"/>write(fd[1],&amp;count,sizeof(count));</text:p>
      <text:p text:style-name="P3"><text:s text:c="4"/>}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SG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SG" style:letter-kerning="true" style:font-name-asian="AR PL UMing H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language="en" fo:country="US" style:language-asian="zh" style:country-asian="C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language="en" fo:country="US" style:language-asian="zh" style:country-asian="CN"/>
    </style:style>
    <style:style style:name="Footer_20_Char" style:display-name="Footer Char" style:family="text" style:parent-style-name="Default_20_Paragraph_20_Font">
      <style:text-properties fo:language="en" fo:country="US" style:language-asian="zh" style:country-asian="C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0.4917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083in" fo:margin-left="0in" fo:margin-right="0in" fo:margin-top="0.4689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in Tan</meta:initial-creator>
    <dc:creator>Song Yangyu</dc:creator>
    <meta:editing-cycles>11</meta:editing-cycles>
    <meta:creation-date>2011-10-20T02:32:00</meta:creation-date>
    <dc:date>2011-11-04T15:47:37</dc:date>
    <meta:editing-duration>PT1H21M11S</meta:editing-duration>
    <meta:generator>LibreOffice/3.4$Linux LibreOffice_project/340m1$Build-302</meta:generator>
    <meta:document-statistic meta:table-count="1" meta:image-count="0" meta:object-count="0" meta:page-count="4" meta:paragraph-count="75" meta:word-count="399" meta:character-count="2629" meta:non-whitespace-character-count="2033"/>
    <meta:user-defined meta:name="AppVersion">12.0000</meta:user-defined>
    <meta:user-defined meta:name="Company">National University of Singapor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